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ff" draw:textarea-horizontal-align="center" draw:textarea-vertical-align="top" draw:auto-grow-height="false"/>
    </style:style>
    <style:style style:name="gr2" style:family="graphic" style:parent-style-name="standard">
      <style:graphic-properties draw:fill-color="#e6e6e6" draw:textarea-horizontal-align="justify" draw:textarea-vertical-align="top" draw:auto-grow-height="false" fo:min-height="0cm" fo:min-width="0cm"/>
    </style:style>
    <style:style style:name="P1" style:family="paragraph"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6cm" svg:x="1.5cm" svg:y="1.5cm">
          <text:p text:style-name="P1"><text:span text:style-name="T1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1cm" svg:x="2.5cm" svg:y="4cm">
          <text:p text:style-name="P2"><text:span text:style-name="T2">Class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2.5cm" svg:y="5.5cm">
          <text:p text:style-name="P2"><text:span text:style-name="T2">Classe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5cm" svg:y="5.5cm">
          <text:p text:style-name="P2"><text:span text:style-name="T2">Class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cm" svg:height="6cm" svg:x="8.5cm" svg:y="1.5cm">
          <text:p text:style-name="P1"><text:span text:style-name="T1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1cm" svg:x="9.5cm" svg:y="4cm">
          <text:p text:style-name="P2"><text:span text:style-name="T2">Classe 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5cm" svg:y="4cm">
          <text:p text:style-name="P2"><text:span text:style-name="T2">Class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2cm" svg:y="4cm">
          <text:p text:style-name="P2"><text:span text:style-name="T2">Classe 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0cm" svg:y="5.5cm">
          <text:p text:style-name="P2"><text:span text:style-name="T2">Classe 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1:56:10</meta:creation-date>
    <dc:date>2009-06-20T12:35:36</dc:date>
    <meta:editing-duration>PT00H39M29S</meta:editing-duration>
    <meta:editing-cycles>2</meta:editing-cycles>
    <meta:generator>OpenOffice.org/3.0$Linu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